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  <style:style style:name="P2" style:family="paragraph" style:parent-style-name="Standard">
      <style:text-properties style:font-name="PT Astra Serif" fo:font-size="14pt" style:font-size-asian="14pt" style:font-size-complex="14pt"/>
    </style:style>
    <style:style style:name="P3" style:family="paragraph" style:parent-style-name="Standard" style:list-style-name="L1">
      <style:text-properties style:font-name="PT Astra Serif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253530" text:style-name="L1">
        <text:list-item>
          <text:p text:style-name="P3">Что можно видеть с закрытыми глазами?</text:p>
        </text:list-item>
        <text:list-item>
          <text:p text:style-name="P3">Что в огне не горит и в воде не тонет?</text:p>
        </text:list-item>
        <text:list-item>
          <text:p text:style-name="P3">Что нужно делать, когда видишь зелёного человечка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8-11-23T22:07:48.540107534</dc:date>
    <meta:editing-duration>PT2M48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3" meta:word-count="26" meta:character-count="131" meta:non-whitespace-character-count="111"/>
  </office:meta>
</office:document-meta>
</file>